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" style:parent-style-name="바탕글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62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left" fo:text-indent="0pt" fo:margin-left="0pt" fo:margin-right="0pt" fo:margin-top="0pt" fo:margin-bottom="0pt" fo:line-height="145%"/>
    </style:style>
    <style:style style:family="text" style:name="p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1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name="Table-1" style:family="table">
      <style:table-properties style:width="179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취 업 규 칙 </text:span><text:span text:style-name="p1-1-3">]</text:span></text:p>
      <text:p text:style-name="Paragraph-2"/>
      <text:p text:style-name="Paragraph-3"><text:span text:style-name="p3-1-1"> 1. 다음중 직원의 종류에 들지 않은 것은 ?</text:span></text:p>
      <text:p text:style-name="Paragraph-4"><text:span text:style-name="p4-1-1">  가. 일반직 직원        나. 별정직 직원        다. 고용직 직원        라. 일용직 직원</text:span></text:p>
      <text:p text:style-name="Paragraph-5"/>
      <text:p text:style-name="Paragraph-6"><text:span text:style-name="p6-1-1"> 2. 다음중 특수근무자가 아닌 것은 ?</text:span></text:p>
      <text:p text:style-name="Paragraph-7"><text:span text:style-name="p7-1-1">  가. 3조2교대제 근무자      나. 야간격일제 근무자       다. 통상근무자      라. 교번제 근무자</text:span></text:p>
      <text:p text:style-name="Paragraph-8"/>
      <text:p text:style-name="바탕글"><text:span text:style-name="p9-1-1"> 3. 다음중 우리공단의 </text:span><text:span text:style-name="p9-1-2">“</text:span><text:span text:style-name="p9-1-3">소속장</text:span><text:span text:style-name="p9-1-4">”</text:span><text:span text:style-name="p9-1-5">에 해당되지 않는 직위는</text:span><text:span text:style-name="p9-1-6">？</text:span></text:p>
      <text:p text:style-name="바탕글"><text:span text:style-name="p10-1-1">  가. 신평차량기지창장   나. 시설처장   다. 승무관리소 신평지소장   라. 자갈치 역장</text:span></text:p>
      <text:p text:style-name="Paragraph-11"/>
      <text:p text:style-name="Paragraph-12"><text:span text:style-name="p12-1-1"> 4. 다음중 취업규칙상 금지행위가 아닌 것은 ?</text:span></text:p>
      <text:p text:style-name="Paragraph-13"><text:span text:style-name="p13-1-1">  가. 사적으로 사례, 증여 또는 향응을 받는 행위</text:span></text:p>
      <text:p text:style-name="Paragraph-14"><text:span text:style-name="p14-1-1">  나. 공단에 대하여 타인의 보증인이 되는 행위</text:span></text:p>
      <text:p text:style-name="Paragraph-15"><text:span text:style-name="p15-1-1">  다. 직무의 내외를 불문하고 품위를 손상하는 행위</text:span></text:p>
      <text:p text:style-name="Paragraph-16"><text:span text:style-name="p16-1-1">  라. 소속장의 승인 또는 정당한 사유 없이 직장을 이탈하는 행위</text:span></text:p>
      <text:p text:style-name="Paragraph-17"/>
      <text:p text:style-name="바탕글"><text:span text:style-name="p18-1-1"> 5. 다음중 취업규칙상 금지행위가 아니 것은</text:span><text:span text:style-name="p18-1-2">？</text:span></text:p>
      <text:p text:style-name="바탕글"><text:span text:style-name="p19-1-1">  가. 공단의 명예를 훼손하거나 손해를 입히는 행위</text:span></text:p>
      <text:p text:style-name="바탕글"><text:span text:style-name="p20-1-1">  나. 공단의 기밀을 누설하는 행위</text:span></text:p>
      <text:p text:style-name="바탕글"><text:span text:style-name="p21-1-1">  다. 타 업무에 종사하는 행위</text:span></text:p>
      <text:p text:style-name="바탕글"><text:span text:style-name="p22-1-1">  라. 집무상의 질서문란 행위</text:span></text:p>
      <text:p text:style-name="바탕글"/>
      <text:p text:style-name="바탕글"><text:span text:style-name="p24-1-1"> 6. 다음은 취업규칙에 대한 설명이다. 잘못된 것은</text:span><text:span text:style-name="p24-1-2">？</text:span></text:p>
      <text:p text:style-name="바탕글"><text:span text:style-name="p25-1-1">  가. 취업규칙은 근로기준법에 의하여 부산교통공단 직원의 인사에 관한 제반사항을 규정  </text:span><text:span text:style-name="p25-2-1">      함으로써 합리적이고 능률적인 직무를 수행하게 함을 목적으로 한다.</text:span></text:p>
      <text:p text:style-name="바탕글"><text:span text:style-name="p26-1-1">  나. 직원은 취업규칙 또는 공단의 관계규정이 정하는 바에 의하지 아니하고는 그 의사에  </text:span><text:span text:style-name="p26-2-1">      반하여 휴직, 강임, 면직등 불리한 처우를 받지 아니한다.</text:span></text:p>
      <text:p text:style-name="바탕글"><text:span text:style-name="p27-1-1">  다. 공단은 직원의 모집 및 채용에 있어서 남녀에게 평등한 기회를 부여한다.</text:span></text:p>
      <text:p text:style-name="바탕글"><text:span text:style-name="p28-1-1">  라. 직원은 성별, 신앙 또는 사회적 신분을 이유로 교육,전보,승진,정년,퇴직,해고,임금등 근  </text:span><text:span text:style-name="p28-2-1">      로조건상의 차별 대우를 받지 아니한다.</text:span></text:p>
      <text:p text:style-name="바탕글"/>
      <text:p text:style-name="바탕글"><text:span text:style-name="p30-1-1"> 7. 다음은 취업규칙에 대한 설명이다. 잘못된 것은</text:span><text:span text:style-name="p30-1-2">？</text:span></text:p>
      <text:p text:style-name="바탕글"><text:span text:style-name="p31-1-1">  가. 직원은 법령과 공단의 제규정 및 직무상의 명령지시를 준수하며,항상공단을 보호하고  </text:span><text:span text:style-name="p31-2-1">      부과된 직무를 근면성실히 수행하여야 한다.</text:span></text:p>
      <text:p text:style-name="바탕글"><text:span text:style-name="p32-1-1">  나. 상사는 부하를 성실히 지도 통솔함과 동시에 부하의 인격을 존중하며 직무수행에 모  </text:span><text:span text:style-name="p32-2-1">      범이 되어야 한다.</text:span></text:p>
      <text:p text:style-name="바탕글"><text:span text:style-name="p33-1-1">  다. 직원이 고의 또는 과실로 공단의 재산에 손해를 끼쳤을 때에는 재정보증인과 연대하  </text:span><text:span text:style-name="p33-2-1">      여 이를 배상 하여야 한다.</text:span></text:p>
      <text:p text:style-name="바탕글"><text:span text:style-name="p34-1-1">  라. 전적,전거,개명,기타 이력사항의 변동이 있을 때에는 지체없이 신고하여야 한다.</text:span></text:p>
      <text:p text:style-name="바탕글"/>
      <text:p text:style-name="바탕글"><text:span text:style-name="p36-1-1"> 8. 다음은 취업규칙에 대한 설명이다. 바른설명은</text:span><text:span text:style-name="p36-1-2">？</text:span></text:p>
      <text:p text:style-name="바탕글"><text:span text:style-name="p37-1-1">  가. 재해 기타 비상사태가 발생한 때에는 공단의 재산보전에 최선을 다하여야 한다.</text:span></text:p>
      <text:p text:style-name="바탕글"><text:span text:style-name="p38-1-1">  나. 직무상 사고가 발생하였을 때에는 사고 수습에 최선을 다한후 보고하여 조치를 지시  </text:span><text:span text:style-name="p38-2-1">      받아야 한다.</text:span></text:p>
      <text:p text:style-name="바탕글"><text:span text:style-name="p39-1-1">  다. </text:span><text:span text:style-name="p39-1-2">“</text:span><text:span text:style-name="p39-1-3">소속장</text:span><text:span text:style-name="p39-1-4">”</text:span><text:span text:style-name="p39-1-5">이라함은 직원이 소속하는 부서의 부, 실장급 직위에 있는 직원을 말한다.</text:span></text:p>
      <text:p text:style-name="바탕글"><text:span text:style-name="p40-1-1">  라. 직원은 학력 또는 업무능력을 이유로 교육,전보,승진,정년,퇴직,해고,임금등 근로조건상  </text:span><text:span text:style-name="p40-2-1">      의 차별대우를 받지 아니한다.</text:span></text:p>
      <text:p text:style-name="바탕글"/>
      <text:p text:style-name="바탕글"><text:span text:style-name="p42-1-1"> 9. 다음은 직원의 근무시간 및 휴게시간에 대한 설명이다. 잘못된 것은</text:span><text:span text:style-name="p42-1-2">？</text:span></text:p>
      <text:p text:style-name="바탕글"><text:span text:style-name="p43-1-1">  가. 실근무시간은 휴게시간(수면시간 포함)을 제외하고 1일 8시간을 원칙으로 하되,필요에  </text:span><text:span text:style-name="p43-2-1">      따라 1주일에 56시간 까지 근무하게 할수 있다.</text:span></text:p>
      <text:p text:style-name="바탕글"><text:span text:style-name="p44-1-1">  나. 특수근무자의 실근무시간은 1당무(사업)당 10시간 이내로 한다.</text:span></text:p>
      <text:p text:style-name="바탕글"><text:span text:style-name="p45-1-1">  다. 야간격일제 근무자의 실근무시간은 매일 19시부터 익일 9시까지로 한다.</text:span></text:p>
      <text:p text:style-name="바탕글"><text:span text:style-name="p46-1-1">  라. 교번근무자의 실근무시간은 승무원 근무표에 의하되 실승무시간, 대기시간 및 준비</text:span></text:p>
      <text:p text:style-name="바탕글"><text:span text:style-name="p47-1-1">     정리시간을 포함한다.</text:span></text:p>
      <text:p text:style-name="바탕글"><text:span text:style-name="p48-1-1">  **** 통상근무자의 실근무시간 : 토요일 09:00-13:00</text:span></text:p>
      <text:p text:style-name="Paragraph-49"/>
      <text:p text:style-name="바탕글"><text:span text:style-name="p50-1-1">10. 우리공단 취업규칙상 1주일에 근무할 수 있는 최대실근무시간은</text:span><text:span text:style-name="p50-1-2">？</text:span></text:p>
      <text:p text:style-name="바탕글"><text:span text:style-name="p51-1-1">  가. 48시간     나. 52시간    다. 54시간    라. 56시간</text:span></text:p>
      <text:p text:style-name="Paragraph-52"/>
      <text:p text:style-name="바탕글"><text:span text:style-name="p53-1-1">11. 3조 2교대제 근무자의 야간근무의 종업시각부터 익일 주간근무의 시업시각까지를 무엇  </text:span><text:span text:style-name="p53-2-1">    이라 하는가</text:span><text:span text:style-name="p53-2-2">？</text:span></text:p>
      <text:p text:style-name="바탕글"><text:span text:style-name="p54-1-1">  가. 비번       나. 휴무     다. 휴일    라. 당비</text:span></text:p>
      <text:p text:style-name="Paragraph-55"/>
      <text:p text:style-name="바탕글"><text:span text:style-name="p56-1-1">12. 다음은 직원의 근무시간 및 휴게시간에 대한 설명이다. 잘못된 것은</text:span><text:span text:style-name="p56-1-2">？</text:span></text:p>
      <text:p text:style-name="바탕글"><text:span text:style-name="p57-1-1">  가. 통상근무자의 근무시간중 휴게시간은 12시부터 1시간으로 한다.</text:span></text:p>
      <text:p text:style-name="바탕글"><text:span text:style-name="p58-1-1">  나. 3조 2교대 및 야간격일제 근무자의 휴게시간은 주간근무의 경우 1시간,야간근무의 경  </text:span><text:span text:style-name="p58-2-1">      우 4시간(수면시간 포함)의 범위내에서 현업기관의 장이 조정하여 운영할 수 있다.</text:span></text:p>
      <text:p text:style-name="바탕글"><text:span text:style-name="p59-1-1">  다. 휴게시간은 공단의 질서와 규율을 문란케 아니하는 범위내에서 장소에 구애됨이 없이  </text:span><text:span text:style-name="p59-2-1">      자유로이 이용할 수 있다.</text:span></text:p>
      <text:p text:style-name="바탕글"><text:span text:style-name="p60-1-1">  라. 공단은 업무형평상 필요한 경우에는 소정의 근무시간 외에도 연장근무,야간근무 및 휴  </text:span><text:span text:style-name="p60-2-1">      일근무를 명할수 있으며 직원은 이에따라 근무하여야 한다.</text:span></text:p>
      <text:p text:style-name="Paragraph-61"/>
      <text:p text:style-name="Paragraph-62"><text:span text:style-name="p62-1-1">13. 다음은 직원의 출근 및 결근에 대한 설명이다. 잘못된 것은 ?</text:span></text:p>
      <text:p text:style-name="Paragraph-63"><text:span text:style-name="p63-1-1">  가. 직원이 휴가 이외의 부득이한 사유로 결근하고자 할 때는 결근전일 당무 또는 사업종업시각</text:span></text:p>
      <text:p text:style-name="Paragraph-64"><text:span text:style-name="p64-1-1">     까지 그 사유 및 결 근 예정일수를 기재한 결근계와 증빙서류를 근무상황부에 첨부하여 소속장</text:span></text:p>
      <text:p text:style-name="Paragraph-65"><text:span text:style-name="p65-1-1">     에게 승인을 얻은 경우에 한하여 유계 결근으로 한다.</text:span></text:p>
      <text:p text:style-name="Paragraph-66"><text:span text:style-name="p66-1-1">  나. 긴급 불가피한 사유로 결근계와 증빙서류를 사전제출을 하지 못한 경우에는 전화, 전언 기타방  </text:span><text:span text:style-name="p66-2-1">      법으로 소속장에게 조속히 연락하고 익일 시업시각 이후 3시간 이내에 결근계를 제출하여야 하  </text:span><text:span text:style-name="p66-3-1">      며 그러하지 않을경우 무계결근으로 처리한다. 결근사유가 불분명하거나 허위일 경우에도 같다. </text:span></text:p>
      <text:p text:style-name="Paragraph-67"><text:span text:style-name="p67-1-1">  다. 결근자의 계속 결근기간중의 휴일은 결근일수로 본다.</text:span></text:p>
      <text:p text:style-name="Paragraph-68"><text:span text:style-name="p68-1-1">  라. 소속장은 직원의 근태관리를 위하여 근무상황부를 비치하여야 하며 근무상황부는 총괄 관리</text:span></text:p>
      <text:p text:style-name="Paragraph-69"><text:span text:style-name="p69-1-1">      하여야 한다..</text:span></text:p>
      <text:p text:style-name="바탕글"><text:span text:style-name="p70-1-1">14. 다음은 직원의 출장 및 결근에 대한 설명이다. 잘못된 것은</text:span><text:span text:style-name="p70-1-2">？</text:span></text:p>
      <text:p text:style-name="바탕글"><text:span text:style-name="p71-1-1">  가. 불가항력에 의하여 지참한 것을 인정할수 있는 경우에는 지각으로 취급하지 아니한다.</text:span></text:p>
      <text:p text:style-name="바탕글"><text:span text:style-name="p72-1-1">  나. 직원은 부득이한 사유로 조퇴하고자 하는 때에는 소속장의 허가를 받아야 한다.</text:span></text:p>
      <text:p text:style-name="바탕글"><text:span text:style-name="p73-1-1">  다. 직원의 사용외출시간은 3시간을 원칙으로 하되 필요에 따라 소속장의 허가를 받아 연  </text:span><text:span text:style-name="p73-2-1">      장할 수 있다.</text:span></text:p>
      <text:p text:style-name="바탕글"><text:span text:style-name="p74-1-1">  라. 직원이 근무시간중 외출하는 때에는 외출부 또는 외출허가원에 의하여 소속장의 허가  </text:span><text:span text:style-name="p74-2-1">      를 받아야 한다. 다만 긴급을 요하는 외출은 구두로 허가 받아 연장할 수 있다.</text:span></text:p>
      <text:p text:style-name="바탕글"><text:span text:style-name="p75-1-1">     ※ </text:span><text:span text:style-name="p75-1-2">규정 제 17조(근태관리) 내용 이해필요함</text:span></text:p>
      <text:p text:style-name="바탕글"/>
      <text:p text:style-name="Paragraph-77"><text:span text:style-name="p77-1-1">15. 다음은 우리공단의 휴가에 관련된 설명이다. 틀린 것은 ?</text:span></text:p>
      <text:p text:style-name="Paragraph-78"><text:span text:style-name="p78-1-1">  가 주휴일(일요일)을 제외한 유급휴일이 상호 중복될 경우, 휴무는 1일만 실시하되 미휴무일수에    </text:span><text:span text:style-name="p78-2-1">     대하여는 수당을 지급한다.</text:span></text:p>
      <text:p text:style-name="Paragraph-79"><text:span text:style-name="p79-1-1">  나. 근로자의 날은 유급휴일이다.</text:span></text:p>
      <text:p text:style-name="Paragraph-80"><text:span text:style-name="p80-1-1">  다. 산전산후휴가는 60일 이며 산후 30일 이상이 확보되도록 한다.</text:span></text:p>
      <text:p text:style-name="Paragraph-81"><text:span text:style-name="p81-1-1">  라. 생후 1년미만의 유아를 가진 여직원의 청구가 있을 때에는 1일 3회 각각 30분의 유급수유 시   </text:span><text:span text:style-name="p81-2-1">     간을 부여한다.</text:span></text:p>
      <text:p text:style-name="바탕글"/>
      <text:p text:style-name="바탕글"><text:span text:style-name="p83-1-1">16. 다음중 근로기준법이 정하는 바에 의하여 받는 유급휴가는</text:span><text:span text:style-name="p83-1-2">？</text:span></text:p>
      <text:p text:style-name="바탕글"><text:span text:style-name="p84-1-1">  가. 생리휴가     나. 병가     다. 청원휴가    라. 효도휴가</text:span></text:p>
      <text:p text:style-name="바탕글"/>
      <text:p text:style-name="바탕글"><text:span text:style-name="p86-1-1">17. 다음중 근로기준법이 정하는 바에 의하여 받는 유급휴가는</text:span><text:span text:style-name="p86-1-2">？</text:span></text:p>
      <text:p text:style-name="바탕글"><text:span text:style-name="p87-1-1">  가. 산전산후휴가    나. 병가      다. 공가      라. 퇴직휴가</text:span></text:p>
      <text:p text:style-name="바탕글"/>
      <text:p text:style-name="Paragraph-89"><text:span text:style-name="p89-1-1">18. 다음중 근로기준법상의 휴가 이외에 직원에게 줄 수 있는 특별유급휴가의 종류가 아닌 것은 ?</text:span></text:p>
      <text:p text:style-name="Paragraph-90"><text:span text:style-name="p90-1-1">  가. 병가                나. 청원휴가</text:span></text:p>
      <text:p text:style-name="Paragraph-91"><text:span text:style-name="p91-1-1">  다. 월차휴가            라. 장기근속휴가</text:span></text:p>
      <text:p text:style-name="바탕글"/>
      <text:p text:style-name="바탕글"><text:span text:style-name="p93-1-1">19. 다음중 근로기준법상의 휴가 이외에 직원에게 줄 수 있는 특별유급 휴가가 아닌 것은</text:span><text:span text:style-name="p93-1-2">？</text:span></text:p>
      <text:p text:style-name="바탕글"><text:span text:style-name="p94-1-1">  가. 생리휴가    나. 병가     다. 위로휴가        라. 포상휴가</text:span></text:p>
      <text:p text:style-name="바탕글"/>
      <text:p text:style-name="바탕글"><text:span text:style-name="p96-1-1">20. 다음중 근로기준법상의 휴가 이외에 직원에게 줄 수 있는 특별유급 휴가가 아닌 것은</text:span><text:span text:style-name="p96-1-2">？</text:span></text:p>
      <text:p text:style-name="바탕글"><text:span text:style-name="p97-1-1">  가. 청원휴가     나. 퇴직휴가    다. 효도휴가     라. 산전산후휴가</text:span></text:p>
      <text:p text:style-name="바탕글"/>
      <text:p text:style-name="바탕글"><text:span text:style-name="p99-1-1">21. 다음중 이사장이 필요하다고 인정하는 경우에 허가할 수 있는 특별유급 휴가는</text:span><text:span text:style-name="p99-1-2">？</text:span></text:p>
      <text:p text:style-name="바탕글"><text:span text:style-name="p100-1-1">  가. 퇴직휴가     나. 위로휴가    다. 포상휴가     라. 특별휴가</text:span></text:p>
      <text:p text:style-name="바탕글"/>
      <text:p text:style-name="바탕글"><text:span text:style-name="p102-1-1">22. 다음중 특별유급 휴가의 종류에 해당되지 않는 것은</text:span><text:span text:style-name="p102-1-2">？</text:span></text:p>
      <text:p text:style-name="바탕글"><text:span text:style-name="p103-1-1">  가. 청원휴가     나, 위로휴가    다. 효도휴가    라. 근로자의날</text:span></text:p>
      <text:p text:style-name="바탕글"/>
      <text:p text:style-name="바탕글"><text:span text:style-name="p105-1-1">23. 다음중 특별유급 휴가에 해당되는 것은</text:span><text:span text:style-name="p105-1-2">？</text:span></text:p>
      <text:p text:style-name="바탕글"><text:span text:style-name="p106-1-1">  가. 공단창립기념일    나. 노동조합창립일    다. 근로자의날    라. 위로휴가</text:span></text:p>
      <text:p text:style-name="Paragraph-107"><text:span text:style-name="p107-1-1">24. 다음은 년월차 휴가에 대한 설명이다. 틀린 것은 ?</text:span></text:p>
      <text:p text:style-name="Paragraph-108"><text:span text:style-name="p108-1-1">  가. 년 간 개근직원에게는 10일, 년간 9할 이상 출근직원에게는 8일의 년차유급휴가를 준다.</text:span></text:p>
      <text:p text:style-name="Paragraph-109"><text:span text:style-name="p109-1-1">  나. 2년이상 근속한 직원에 대하여는 1년을 초과하는 근무년수 매1년에 대하여 10일의 기본 년차유  </text:span><text:span text:style-name="p109-2-1">     급 휴가일수에 1일을 가산하되, 휴가 총일수가 20일을 초과하는 기간에 대하여는 휴가수당을 지  </text:span><text:span text:style-name="p109-3-1">     급하고 휴가를 주지 아니할수 있다.</text:span></text:p>
      <text:p text:style-name="Paragraph-110"><text:span text:style-name="p110-1-1">  다. 휴가는 직원의 자유의사에 따라 1년간에 한하여 적치하여 사용하거나 분할 사용할 수 있다.</text:span></text:p>
      <text:p text:style-name="Paragraph-111"><text:span text:style-name="p111-1-1">  라. 부상 또는 질병으로 휴직한 기간과 취업규칙에 정한 휴일 및 휴가기간은 출근한 것으로 본다.</text:span></text:p>
      <text:p text:style-name="바탕글"/>
      <text:p text:style-name="바탕글"><text:span text:style-name="p113-1-1">25. 다음은 연ㆍ월차휴가에 대한 설명이다. 틀린 것은</text:span><text:span text:style-name="p113-1-2">？</text:span></text:p>
      <text:p text:style-name="바탕글"><text:span text:style-name="p114-1-1">  가. 월간 개근직원에게는 1일의 월차 유급휴가를 준다.</text:span></text:p>
      <text:p text:style-name="바탕글"><text:span text:style-name="p115-1-1">  나. 연ㆍ월차휴가는 직원의 자유의사에따라 사용하므로 공단은 이의 사용을 제한하여서는  </text:span><text:span text:style-name="p115-2-1">      아니된다.</text:span></text:p>
      <text:p text:style-name="바탕글"><text:span text:style-name="p116-1-1">  다. 월차휴가 계산기간은 매월 1일부터 당월 말일까지로 하고 연차휴가의 계산기간은 1월  </text:span><text:span text:style-name="p116-2-1">       1일부터 12월말일 까지로 한다.</text:span></text:p>
      <text:p text:style-name="바탕글"><text:span text:style-name="p117-1-1">  라. 연ㆍ월차휴가 계산기간중 유계(무계)결근, 직위해제,정직 또는 휴직이 없는 경우를 개  </text:span><text:span text:style-name="p117-2-1">      근이라 한다.</text:span></text:p>
      <text:p text:style-name="바탕글"/>
      <text:p text:style-name="바탕글"><text:span text:style-name="p119-1-1">26. 다음은 휴가의 신청 및 허가에 대한 설명이다. 잘못된 것은</text:span><text:span text:style-name="p119-1-2">？</text:span></text:p>
      <text:p text:style-name="바탕글"><text:span text:style-name="p120-1-1">  가. 휴가를 얻고자 하는 직원은 근무상황부에 휴가 사유를 증명하는 서류를 첨부하여 </text:span></text:p>
      <text:p text:style-name="바탕글"><text:span text:style-name="p121-1-1">      결재를 받아야 한다.</text:span></text:p>
      <text:p text:style-name="바탕글"><text:span text:style-name="p122-1-1">  나. 청원휴가중 경조사의 경우에는 소속장이 확인한 알림장(청첩,부고)으로 증빙서류를 대  </text:span><text:span text:style-name="p122-2-1">      신할 수 있다.</text:span></text:p>
      <text:p text:style-name="바탕글"><text:span text:style-name="p123-1-1">  다. 생리휴가, 연월차휴가, 연중휴가의 경우에는 증빙서류 첨부를 생략할 수 있다.</text:span></text:p>
      <text:p text:style-name="바탕글"><text:span text:style-name="p124-1-1">  라. 부득이한 사정으로 본인이 휴가사유를 증명하는 서류를 계출하지 못할때에는 다른직  </text:span><text:span text:style-name="p124-2-1">     원이 대리로 계출할 수 있다.</text:span></text:p>
      <text:p text:style-name="바탕글"/>
      <text:p text:style-name="바탕글"><text:span text:style-name="p126-1-1">27. 다음중 휴가의 신청 및 허가에 있어 관련증빙서류의 첨부를 생략할 수 있는 것은</text:span><text:span text:style-name="p126-1-2">？</text:span></text:p>
      <text:p text:style-name="바탕글"><text:span text:style-name="p127-1-1">  가. 효도휴가      나. 공가      다. 퇴직휴가      라. 특별휴가</text:span></text:p>
      <text:p text:style-name="Paragraph-128"/>
      <text:p text:style-name="Paragraph-129"><text:span text:style-name="p129-1-1">28. 다음중 공가가 될 수 없는 것은 ?</text:span></text:p>
      <text:p text:style-name="Paragraph-130"><text:span text:style-name="p130-1-1">  가. 법률의 규정에 의하여 투표에 참가할 때            나. 국가기관에 소환된 때</text:span></text:p>
      <text:p text:style-name="Paragraph-131"><text:span text:style-name="p131-1-1">  다. 천재지변등 부득이한 사유로 출근이 불가능한 때</text:span></text:p>
      <text:p text:style-name="Paragraph-132"><text:span text:style-name="p132-1-1">  라. 국가기관, 지방자치단체 또는 공공단체의 장의 요청에 의하여 특정한 행사에 참가할 때</text:span></text:p>
      <text:p text:style-name="Paragraph-133"/>
      <text:p text:style-name="Paragraph-134"><text:span text:style-name="p134-1-1">29. 직원이 업무상 부상 또는 질병으로 인하여 휴가를 얻고자 할 경우 연누계 얼마의 범위내에서 병  </text:span><text:span text:style-name="p134-2-1">    가를 허가할 수 있나 ?</text:span></text:p>
      <text:p text:style-name="Paragraph-135"><text:span text:style-name="p135-1-1">  가. 60일       나. 90일        다. 6월         라. 12월</text:span></text:p>
      <text:p text:style-name="Paragraph-136"/>
      <text:p text:style-name="Paragraph-137"><text:span text:style-name="p137-1-1">30. 계속하여 몇일이상의 병가를 얻고자 할 경우에(그 증상및 치료 기간을 명시한)의사의 진단서를 제  </text:span><text:span text:style-name="p137-2-1">    출하여야 하는가 ?</text:span></text:p>
      <text:p text:style-name="Paragraph-138"><text:span text:style-name="p138-1-1">  가. 3일        나. 5일           다. 7일            라. 10일</text:span></text:p>
      <text:p text:style-name="Paragraph-139"><text:span text:style-name="p139-1-1">31. 직원에 대한 포상휴가 허가가능 일수는 ?</text:span></text:p>
      <text:p text:style-name="Paragraph-140"><text:span text:style-name="p140-1-1">  가. 3일 이내       나. 5일 이내        다. 7일 이내        라. 10일 이내</text:span></text:p>
      <text:p text:style-name="Paragraph-141"/>
      <text:p text:style-name="Paragraph-142"><text:span text:style-name="p142-1-1">32. 다음 청원휴가일수중 맞지 않는 것은 ?</text:span></text:p>
      <text:p text:style-name="Paragraph-143"><text:span text:style-name="p143-1-1">  가. 본인 또는 배우자의 회갑 = 5일              나. 본인의 외조부모 사망 = 5일</text:span></text:p>
      <text:p text:style-name="Paragraph-144"><text:span text:style-name="p144-1-1">  다. 수재 또는 화재 및 기타재해시 = 5일         라. 배우자 사망 = 7일</text:span></text:p>
      <text:p text:style-name="Paragraph-145"><text:span text:style-name="p145-1-1"> * 청원휴가의 휴가기간중의 공휴일수는 휴가일수에 산입하지 아니한다.</text:span></text:p>
      <text:p text:style-name="Paragraph-146"/>
      <text:p text:style-name="Paragraph-147"><text:span text:style-name="p147-1-1">33. 다음의 청원휴가 시행 일수중 맞지 않는 것은 ?</text:span></text:p>
      <text:p text:style-name="Paragraph-148"><text:span text:style-name="p148-1-1">  가. 본인결혼 : 7일                                     나. 자녀출생시 : 3일</text:span></text:p>
      <text:p text:style-name="Paragraph-149"><text:span text:style-name="p149-1-1">  다. 본인 또는 배우자의 조부모 및 자녀사망 : 6일        라. 영구불임시술 : 3일</text:span></text:p>
      <text:p text:style-name="Paragraph-150"/>
      <text:p text:style-name="Paragraph-151"><text:span text:style-name="p151-1-1">34. 다음의 청원휴가 시행 일수중 맞지 않는 것은 ?</text:span></text:p>
      <text:p text:style-name="Paragraph-152"><text:span text:style-name="p152-1-1">  가. 본인 또는 배우자의 부모 탈상 : 2일</text:span></text:p>
      <text:p text:style-name="Paragraph-153"><text:span text:style-name="p153-1-1">  나. 자녀결혼 : 3일</text:span></text:p>
      <text:p text:style-name="Paragraph-154"><text:span text:style-name="p154-1-1">  다. 배우자 탈상 : 3일</text:span></text:p>
      <text:p text:style-name="Paragraph-155"><text:span text:style-name="p155-1-1">  라. 방송통신대 출석수업 일수 : 연차유급휴가일수를 초과하는 출석수업일수</text:span></text:p>
      <text:p text:style-name="Paragraph-156"/>
      <text:p text:style-name="Paragraph-157"><text:span text:style-name="p157-1-1">35. 다음의 청원휴가 일수중 맞지 않는 것은 ?</text:span></text:p>
      <text:p text:style-name="Paragraph-158"><text:span text:style-name="p158-1-1">  가. 본인 또는 배우자의 형제자매의 결혼 : 2일</text:span></text:p>
      <text:p text:style-name="Paragraph-159"><text:span text:style-name="p159-1-1">  나. 본인 또는 배우자의 조부모 및 자녀사망 : 5일</text:span></text:p>
      <text:p text:style-name="Paragraph-160"><text:span text:style-name="p160-1-1">  다. 본인 또는 배우자의 백숙부모 및 형제자매(배우자포함)사망 : 2일</text:span></text:p>
      <text:p text:style-name="Paragraph-161"><text:span text:style-name="p161-1-1">  라. 본인 또는 배우자의 부모 회갑 : 3일</text:span></text:p>
      <text:p text:style-name="Paragraph-162"/>
      <text:p text:style-name="Paragraph-163"><text:span text:style-name="p163-1-1">36. 다음은 우리공단의 휴가 및 출장에 대한 설명이다. 틀린 것은 ?</text:span></text:p>
      <text:p text:style-name="Paragraph-164"><text:span text:style-name="p164-1-1">  가. 직원이 정년퇴직이나 명예퇴직을 할 경우 퇴직예정일전 2개월이 되는날로 부터 퇴직예정일 전  </text:span><text:span text:style-name="p164-2-1">      일까지 퇴직 휴가를 줄 수 있다. 다만 공단발전에 현저한 공이있는 경우는 인사위원회의 의결  </text:span><text:span text:style-name="p164-3-1">      로 퇴직예정일전 3개월간의 기간에 한하여 퇴직휴가를 줄수있다.</text:span></text:p>
      <text:p text:style-name="Paragraph-165"><text:span text:style-name="p165-1-1">  나. 열차운전중 본인의 귀책사유가 아닌 사고로 사망자가 발생하였을때에는 3일간의 위로휴가를 부  </text:span><text:span text:style-name="p165-2-1">      여할 수 있다.</text:span></text:p>
      <text:p text:style-name="Paragraph-166"><text:span text:style-name="p166-1-1">  다. 직원이 출장중 용무지 또는 일정의 변경이 필요한 때에는 반드시 그 사유를 보고하여 상사의   </text:span><text:span text:style-name="p166-2-1">      지시를 받아야 하며, 귀임 즉시 사후승인을 받아야 한다.</text:span></text:p>
      <text:p text:style-name="Paragraph-167"><text:span text:style-name="p167-1-1">  라. 청원휴가를 제외한 휴가에 대하여는 휴가기간중의 공휴일수는 휴가일수에 산입한다.</text:span></text:p>
      <text:p text:style-name="Paragraph-168"/>
      <text:p text:style-name="Paragraph-169"><text:span text:style-name="p169-1-1">37. 청원휴가의 경우 행선지가 교통이 불편한 도서지방이거나 대중교통수단으로 왕복 몇시간 이상 소  </text:span><text:span text:style-name="p169-2-1">    요될 경우에 왕복여정을 감안하여 휴가 일수는 1일을 가산할 수 있는가?</text:span></text:p>
      <text:p text:style-name="Paragraph-170"><text:span text:style-name="p170-1-1">  가. 6시간       나. 10시간        다. 12시간        라. 14시간</text:span></text:p>
      <text:p text:style-name="Paragraph-171"/>
      <text:p text:style-name="Paragraph-172"><text:span text:style-name="p172-1-1">38. 공가의 경우 행선지가 대중교통수단으로 편도 몇시간 이상 소요될 경우에 공가일수에 1일을 가산  </text:span><text:span text:style-name="p172-2-1">    할 수 있는가 ?</text:span></text:p>
      <text:p text:style-name="Paragraph-173"><text:span text:style-name="p173-1-1">  가. 4시간       나. 6시간        다. 7시간         라. 8시간</text:span></text:p>
      <text:p text:style-name="바탕글"/>
      <text:p text:style-name="바탕글"><text:span text:style-name="p175-1-1">39. 다음은 직원의 직무수행을 위하여 출장할때에 대한 설명이다. 바른설명은</text:span><text:span text:style-name="p175-1-2">？</text:span></text:p>
      <text:p text:style-name="바탕글"><text:span text:style-name="p176-1-1">  가. 업무상 긴급을 요하는 출장은 출장명령을 받지 아니하고 구두로 허가 받을 수 있다.</text:span></text:p>
      <text:p text:style-name="바탕글"><text:span text:style-name="p177-1-1">  나. 출장직원에 대하여는 보수규정이 정하는 바에 따라 출장여비를 지급한다.</text:span></text:p>
      <text:p text:style-name="바탕글"><text:span text:style-name="p178-1-1">  다. 출장직원이 귀임하였을 때에는 지체없이 복명서를 제출하여야 한다. 다만 경미하거나  </text:span><text:span text:style-name="p178-2-1">      비밀에 속하는 사항은 구두로 할 수 있다.</text:span></text:p>
      <text:p text:style-name="바탕글"><text:span text:style-name="p179-1-1">  라. 출장명령을 받은 직원이 수령기일에 출장할수 없을 때에는 출장중에 반드시 그 사유  </text:span><text:span text:style-name="p179-2-1">      를 보고하여 상사의 지시를 받아야하며, 귀임즉시 사후승인를 받아야 한다.</text:span></text:p>
      <text:p text:style-name="바탕글"/>
      <text:p text:style-name="바탕글"><text:span text:style-name="p181-1-1">40. 다음은 직원의 휴직에 관한 설명이다.잘못된 것은</text:span><text:span text:style-name="p181-1-2">？</text:span></text:p>
      <text:p text:style-name="바탕글"><text:span text:style-name="p182-1-1">  가. 직원의 휴직에 관한 사항은 인사규정이 정하는 바에 의한다.</text:span></text:p>
      <text:p text:style-name="바탕글"><text:span text:style-name="p183-1-1">  나. 휴직기간중에는 직원으로서의 신분을 보유하나 직무에 종사하지 못한다.</text:span></text:p>
      <text:p text:style-name="바탕글"><text:span text:style-name="p184-1-1">  다. 휴직기간이 만료되거나 휴직사유가 소멸된 때에는 해당 직원은 자동 복직된다.</text:span></text:p>
      <text:p text:style-name="바탕글"><text:span text:style-name="p185-1-1">  라. 휴직기간중의 보수에 관하여는 보수규정이 정하는 바에 따른다.</text:span></text:p>
      <text:p text:style-name="바탕글"/>
      <text:p text:style-name="Paragraph-187"><text:span text:style-name="p187-1-1">41. 직원이 휴직, 직위해제 또는 근무상 변동이 있을때는 몇일이내에 사무인계서를 작성하여 후임자에  </text:span><text:span text:style-name="p187-2-1">    게 인계하여야 하나 ?</text:span></text:p>
      <text:p text:style-name="Paragraph-188"><text:span text:style-name="p188-1-1">  가. 2일        나. 3일        다. 5일         라. 7일</text:span></text:p>
      <text:p text:style-name="바탕글"/>
      <text:p text:style-name="바탕글"><text:span text:style-name="p190-1-1">42. 다음은 사무인계에 관한 설명이다. 잘못된 것은</text:span><text:span text:style-name="p190-1-2">？</text:span></text:p>
      <text:p text:style-name="바탕글"><text:span text:style-name="p191-1-1">  가. 직원이 휴직, 직위해제 또는 근무상 변동이 있는 때에는 7일 이내에 사무인계서를 작  </text:span><text:span text:style-name="p191-2-1">      성하여 후임자에게 인계하여야 한다.</text:span></text:p>
      <text:p text:style-name="바탕글"><text:span text:style-name="p192-1-1">  나. 보직자가 </text:span><text:span text:style-name="p192-1-2">아닌 직원에 대하여는 업무의</text:span><text:span text:style-name="p192-1-3"> 성질에 따라 사무인계서 작성을 생략할 수 있 있다.</text:span></text:p>
      <text:p text:style-name="바탕글"><text:span text:style-name="p193-1-1">  다. 인계서에는 담당사무의 서류, 비품 업무의 개요 등을 명기하여야 한다. </text:span></text:p>
      <text:p text:style-name="바탕글"><text:span text:style-name="p194-1-1">  라. 금전, 물품 등을 인계하는 때에는 그 현상을 명확히 하고 필요에 따라 입회인이 입회  </text:span><text:span text:style-name="p194-2-1">      토록 한다.</text:span></text:p>
      <text:p text:style-name="Paragraph-195"/>
      <text:p text:style-name="Paragraph-196"><text:span text:style-name="p196-1-1">43. 취업규칙에 대한 다음 설명중 틀린 것은 ?</text:span></text:p>
      <text:p text:style-name="Paragraph-197"><text:span text:style-name="p197-1-1">  가. 임용권자가 정년퇴직과 사직의 허가를 받았을때를 제외한 경우에 직원을 해고하고자 할 때에는  </text:span><text:span text:style-name="p197-2-1">      근로기준법이 정하는 바에 따라 예고를 하여야 한다.</text:span></text:p>
      <text:p text:style-name="Paragraph-198"><text:span text:style-name="p198-1-1">  나. 직원은 채용시와 채용후 년1회 이상 공단의 지시에 따라 건강진단을 받아야 한다.</text:span></text:p>
      <text:p text:style-name="Paragraph-199"><text:span text:style-name="p199-1-1">  다. 직원의 중대한 과실로 인한 업무상 상병에 대하여는 그 과실책임에 대한 노동위원회의 인정을  </text:span><text:span text:style-name="p199-2-1">      받아 휴업보상 및 장해보상을 하지 않을 수 있다.</text:span></text:p>
      <text:p text:style-name="Paragraph-200"><text:span text:style-name="p200-1-1">  라. 직원의 업무상 상병과 업무상 사망에 대하여 보상을 받을 자가 같은 사유로 민법 기타 법령에  </text:span><text:span text:style-name="p200-2-1">      의해 재해보상에 상당한 금품을 받은때에는 공단은 보상책임이 전액 면제된다.</text:span></text:p>
      <text:p text:style-name="Paragraph-201"/>
      <text:p text:style-name="Paragraph-202"/>
      <text:p text:style-name="Paragraph-203"/>
      <text:p text:style-name="Paragraph-204"/>
      <text:p text:style-name="Paragraph-205"/>
      <text:p text:style-name="Paragraph-206"/>
      <text:p text:style-name="바탕글"><text:span text:style-name="p207-1-1">44. 다음은 취업규칙중 재해 보상에 관한 사항이다. 잘못 설명된 것은</text:span><text:span text:style-name="p207-1-2">？</text:span></text:p>
      <text:p text:style-name="바탕글"><text:span text:style-name="p208-1-1">  가. 공단은 직원의 상병에 대하여 그 기간중 근로기준법이 정하는 바에 의하여 치료비와  </text:span><text:span text:style-name="p208-2-1">      법정보상을 행해야 한다.</text:span></text:p>
      <text:p text:style-name="바탕글"><text:span text:style-name="p209-1-1">  나. 직원의 중대한 과실로 인한 업무상 상병에 대하여는 그 과실 책임에 대한 노동위원회  </text:span><text:span text:style-name="p209-2-1">      의 인정을 받아 휴업보상 및 장해보상을 하지 아니할수 있다.</text:span></text:p>
      <text:p text:style-name="바탕글"><text:span text:style-name="p210-1-1">  다. 직원이 업무상 사망한 경우에는 근로기준법 및 공단의 관계규정이 정하는 바에 따라  </text:span><text:span text:style-name="p210-2-1">      유족보상 및 장례비를 지급한다.</text:span></text:p>
      <text:p text:style-name="바탕글"><text:span text:style-name="p211-1-1">  라. 보상을 받을자가 같은 사유로 민법 기타 법령에 의하여 재해보상에 상당한 금품을 받  </text:span><text:span text:style-name="p211-2-1">      은 때에는 그 비용의 한도내에서 보상책임을 면한다.</text:span></text:p>
      <text:p text:style-name="Paragraph-212"/>
      <text:p text:style-name="Paragraph-213"/>
      <text:p text:style-name="Paragraph-214"/>
      <table:table table:style-name="Table-1">
        <table:table-column table:number-columns-repeated="1"/>
        <table:table-row>
          <table:table-cell table:style-name="Table-1-1-1" table:number-columns-spanned="1" table:number-rows-spanned="1">
            <text:p text:style-name="바탕글"><text:span text:style-name="p215-1-1">※ </text:span><text:span text:style-name="p215-1-2">청원휴가 사용일수(19개 항목)</text:span></text:p>
            <text:p text:style-name="바탕글"><text:span text:style-name="p216-1-1">   ㅇ 1일 사용 - 본인 및 부모생일, 본인부모 기일</text:span></text:p>
            <text:p text:style-name="바탕글"><text:span text:style-name="p217-1-1">   ㅇ 2일 사용 - 본인 또는 배우자의 형재 자매의 결혼</text:span></text:p>
            <text:p text:style-name="바탕글"><text:span text:style-name="p218-1-1">                 본인 또는 배우자의 부모 탈상, 배우자 탈상</text:span></text:p>
            <text:p text:style-name="바탕글"><text:span text:style-name="p219-1-1">   ㅇ 3일 사용 - 본인 또는 배우자의 백ㆍ숙부모 및 형제자매(배우자 포함) 사망</text:span></text:p>
            <text:p text:style-name="바탕글"><text:span text:style-name="p220-1-1">               -  본인의 외조부모 사망</text:span></text:p>
            <text:p text:style-name="바탕글"><text:span text:style-name="p221-1-1">               -  자녀출생</text:span></text:p>
            <text:p text:style-name="바탕글"><text:span text:style-name="p222-1-1">               -  영구 불임수술</text:span></text:p>
            <text:p text:style-name="바탕글"><text:span text:style-name="p223-1-1">               -  부모 또는 배우자의 부모 회갑</text:span></text:p>
            <text:p text:style-name="바탕글"><text:span text:style-name="p224-1-1">               -  자녀 결혼               </text:span></text:p>
            <text:p text:style-name="바탕글"><text:span text:style-name="p225-1-1">   ㅇ 5일 사용 - 본인 또는 배우자의 회갑</text:span></text:p>
            <text:p text:style-name="바탕글"><text:span text:style-name="p226-1-1">               -  본인 또는 배우자의 조부모 및 자녀 사망</text:span></text:p>
            <text:p text:style-name="바탕글"><text:span text:style-name="p227-1-1">               - 수재, 화재 및 기타 재해시</text:span></text:p>
            <text:p text:style-name="바탕글"><text:span text:style-name="p228-1-1">   ㅇ 6일 사용 - 본인 또는 배우자의 부모 사망</text:span></text:p>
            <text:p text:style-name="바탕글"><text:span text:style-name="p229-1-1">   ㅇ 7일 사용 - 본인 결혼, 배우자사망</text:span></text:p>
            <text:p text:style-name="바탕글"><text:span text:style-name="p230-1-1">   ㅇ방송통신대학 출석수업 일수 : 연차유급휴가일수를 초과하는 방송통신대 출석수업</text:span></text:p>
            <text:p text:style-name="바탕글"><text:span text:style-name="p231-1-1">                                  일수</text:span></text:p>
          </table:table-cell>
        </table:table-row>
      </table:table>
      <text:p text:style-name="Paragraph-232"/>
      <text:p text:style-name="바탕글"/>
      <text:p text:style-name="바탕글"><text:span text:style-name="p234-1-1">45. 업무상 부상 또는 질병으로 인한 병가 이외의 병가에대한 허가가능 일수는 ?</text:span></text:p>
      <text:p text:style-name="바탕글"><text:span text:style-name="p235-1-1">  가. 연누계 6월이내                  나. 연누계 60일이내</text:span></text:p>
      <text:p text:style-name="바탕글"><text:span text:style-name="p236-1-1">  다. 연누계 30일이내                 라. 연누계 90일이내</text:span></text:p>
      <text:p text:style-name="바탕글"/>
      <text:p text:style-name="바탕글"><text:span text:style-name="p238-1-1">46. 다음중 공가를 받을 수 있는 경우가 아닌 것은 ?</text:span></text:p>
      <text:p text:style-name="바탕글"><text:span text:style-name="p239-1-1">  가. 병역검사나 소집 또는 검열, 점호등에 응하거나 동원 또는 훈련에 참가할 때</text:span></text:p>
      <text:p text:style-name="바탕글"><text:span text:style-name="p240-1-1">  나. 군징병검사 및 단기교육 소집명령을 받은때</text:span></text:p>
      <text:p text:style-name="바탕글"><text:span text:style-name="p241-1-1">  다. 공무로 국가기관에 소환된 때</text:span></text:p>
      <text:p text:style-name="바탕글"><text:span text:style-name="p242-1-1">  라. 국가기술자격증 소지자가 법정교육을 받는 모든 경우</text:span></text:p>
      <text:p text:style-name="바탕글"/>
      <text:p text:style-name="바탕글"/>
      <text:p text:style-name="바탕글"><text:span text:style-name="p245-1-1">47. 다음중 공가를 받을 수 있는 경우가 아닌 것은?</text:span></text:p>
      <text:p text:style-name="바탕글"><text:span text:style-name="p246-1-1">  가. 부산광역시장의 요청으로 특정한 행사에 참가할 때</text:span></text:p>
      <text:p text:style-name="바탕글"><text:span text:style-name="p247-1-1">  나. 보수규정에 의거 기술수당을 지급받고 있는 국가기술자격증 소지자가 당해 자격증에        대한 법정 교육을 받을 때</text:span></text:p>
      <text:p text:style-name="바탕글"><text:span text:style-name="p248-1-1">  다. 민방위기본법에 의한 교육시간</text:span></text:p>
      <text:p text:style-name="바탕글"><text:span text:style-name="p249-1-1">  라. 법원이나 경찰청에 소환된 때</text:span></text:p>
      <text:p text:style-name="바탕글"/>
      <text:p text:style-name="바탕글"><text:span text:style-name="p251-1-1">48. 다음은 우리공단 취업규칙에 의한 휴가에 대한 설명이다. 잘못된 것은? </text:span></text:p>
      <text:p text:style-name="바탕글"><text:span text:style-name="p252-1-1">  가. 직원의 근속기간이 10년에 도달하였을 시는 7일의 장기근속휴가를 부여한다.</text:span></text:p>
      <text:p text:style-name="바탕글"><text:span text:style-name="p253-1-1">  나. 장기근속휴가는 발생일 다음연도부터 3년간의 기한내 분할 사용할 수 있으며 기한내       사용하지 못한 휴가일수에 대하여는 년월차수당 지급기준에 준하여 휴가수당을 지급한       다.</text:span></text:p>
      <text:p text:style-name="바탕글"><text:span text:style-name="p254-1-1">  다. 년간 6일의 효도휴가를 부여하며, 연간 분할하여 사용할 수 있다.</text:span></text:p>
      <text:p text:style-name="바탕글"><text:span text:style-name="p255-1-1">  라. 연중휴가일수중 공단의 업무사정에 의하여 년해연도에 사용하지 못한 휴가일수는 </text:span></text:p>
      <text:p text:style-name="바탕글"><text:span text:style-name="p256-1-1">      익년도까지 사용할 수 있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견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